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40000005EDE5D7326A21723D8.png" manifest:media-type="image/png"/>
  <manifest:file-entry manifest:full-path="Pictures/10000201000000B40000005EEF3E5939DB6E66FB.png" manifest:media-type="image/png"/>
  <manifest:file-entry manifest:full-path="Pictures/10000201000003D4000002EE72F5982B2282FCF3.png" manifest:media-type="image/png"/>
  <manifest:file-entry manifest:full-path="Pictures/100002010000017A000001510CE2A0F9E62569BA.png" manifest:media-type="image/png"/>
  <manifest:file-entry manifest:full-path="Pictures/100002010000019A0000017409B576BCAA998EC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948cm" svg:height="3.582cm" svg:x="14.705cm" svg:y="13.801cm">
          <draw:image xlink:href="Pictures/100002010000019A0000017409B576BCAA998EC2.png" xlink:type="simple" xlink:show="embed" xlink:actuate="onLoad" loext:mime-type="image/png">
            <text:p/>
          </draw:image>
        </draw:frame>
        <draw:frame draw:style-name="gr1" draw:text-style-name="P1" draw:layer="layout" svg:width="4.877cm" svg:height="3.881cm" svg:x="5.344cm" svg:y="7.851cm">
          <draw:image xlink:href="Pictures/100002010000019A0000017409B576BCAA998EC2.png" xlink:type="simple" xlink:show="embed" xlink:actuate="onLoad" loext:mime-type="image/png">
            <text:p/>
          </draw:image>
        </draw:frame>
        <draw:frame draw:style-name="gr1" draw:text-style-name="P1" draw:layer="layout" svg:width="3.237cm" svg:height="2.533cm" svg:x="9.481cm" svg:y="8.601cm">
          <draw:image xlink:href="Pictures/100002010000017A000001510CE2A0F9E62569BA.png" xlink:type="simple" xlink:show="embed" xlink:actuate="onLoad" loext:mime-type="image/png">
            <text:p/>
          </draw:image>
        </draw:frame>
        <draw:frame draw:style-name="gr1" draw:text-style-name="P1" draw:layer="layout" svg:width="8.296cm" svg:height="6.349cm" svg:x="4.896cm" svg:y="7.478cm">
          <draw:image xlink:href="Pictures/10000201000003D4000002EE72F5982B2282FCF3.png" xlink:type="simple" xlink:show="embed" xlink:actuate="onLoad" loext:mime-type="image/png">
            <text:p/>
          </draw:image>
        </draw:frame>
        <draw:frame draw:style-name="gr1" draw:text-style-name="P1" draw:layer="layout" svg:width="6.348cm" svg:height="3.314cm" svg:x="1.002cm" svg:y="5.052cm">
          <draw:image xlink:href="Pictures/10000201000000B40000005EEF3E5939DB6E66FB.png" xlink:type="simple" xlink:show="embed" xlink:actuate="onLoad" loext:mime-type="image/png">
            <text:p/>
          </draw:image>
        </draw:frame>
        <draw:frame draw:style-name="gr1" draw:text-style-name="P1" draw:layer="layout" svg:width="6.348cm" svg:height="3.314cm" svg:x="10.906cm" svg:y="10.132cm">
          <draw:image xlink:href="Pictures/10000201000000B40000005EDE5D7326A21723D8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4T10:09:45.623392173</meta:creation-date>
    <dc:date>2020-07-14T11:38:25.439429211</dc:date>
    <meta:editing-duration>PT7M9S</meta:editing-duration>
    <meta:editing-cycles>1</meta:editing-cycles>
    <meta:document-statistic meta:object-count="6"/>
    <meta:generator>LibreOffice/6.4.4.2$Linux_X86_64 LibreOffice_project/40$Build-2</meta:generator>
  </office:meta>
</office:document-meta>
</file>